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FIFO2.CacheFIF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FO2.getElemen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FIFO2.CacheFIFO2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FIFO2.addElement( Object key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